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a23" officeooo:paragraph-rsid="0013ba23"/>
    </style:style>
    <style:style style:name="P2" style:family="paragraph" style:parent-style-name="Standard">
      <style:text-properties officeooo:rsid="0013ba23" officeooo:paragraph-rsid="0014349a"/>
    </style:style>
    <style:style style:name="P3" style:family="paragraph" style:parent-style-name="Standard">
      <style:text-properties officeooo:rsid="0013de47" officeooo:paragraph-rsid="0013de47"/>
    </style:style>
    <style:style style:name="P4" style:family="paragraph" style:parent-style-name="Standard">
      <style:text-properties officeooo:rsid="0014349a" officeooo:paragraph-rsid="0014349a"/>
    </style:style>
    <style:style style:name="P5" style:family="paragraph" style:parent-style-name="Standard">
      <style:text-properties officeooo:rsid="0014e44d" officeooo:paragraph-rsid="0014e44d"/>
    </style:style>
    <style:style style:name="T1" style:family="text">
      <style:text-properties officeooo:rsid="0013de47"/>
    </style:style>
    <style:style style:name="T2" style:family="text">
      <style:text-properties officeooo:rsid="00143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en 1773</text:p>
      <text:p text:style-name="P1"/>
      <text:p text:style-name="P1">Die britische Ost-Indien-Kompanie, eine <text:span text:style-name="T1">globaler Handelskonzern</text:span> herrscht über weite Teile Ost-Indiens.</text:p>
      <text:p text:style-name="P1"/>
      <text:p text:style-name="P2">Im Namen der <text:span text:style-name="T2">Shareholder und der </text:span>britischen Krone <text:span text:style-name="T1">wird das Land seiner wichtigsten Ressourcen beraubt.</text:span></text:p>
      <text:p text:style-name="P2"/>
      <text:p text:style-name="P4">Das Geschäft floriert, die Bevölkerung leidet.</text:p>
      <text:p text:style-name="P4"/>
      <text:p text:style-name="P5">In den östlichen Grenzgebieten bricht ein Schiff der Kompanie auf eine Mission auf ...</text:p>
      <text:p text:style-name="P4"/>
      <text:p text:style-name="P4"/>
      <text:p text:style-name="P4"/>
      <text:p text:style-name="P4"/>
      <text:p text:style-name="P4">Unter Zwang wird die einheimische Bevölkerung dazu genötigt wichtige Ressourcen an das britische Empire zu verkaufen.</text:p>
      <text:p text:style-name="P4"/>
      <text:p text:style-name="P4"/>
      <text:p text:style-name="P4"/>
      <text:p text:style-name="P4"/>
      <text:p text:style-name="P3"/>
      <text:p text:style-name="P3"/>
      <text:p text:style-name="P1">Im Namen der britischen Krone <text:span text:style-name="T1">und mithilfe der britischen Armee, zwingt sie Bevölkerung ihren Willen auf.</text:span></text:p>
      <text:p text:style-name="P1"/>
      <text:p text:style-name="P3">Unter ihrer Herrschaft wird die Bevölkerung gezwungen wichtige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5:47:21.948000000</meta:creation-date>
    <dc:date>2018-01-17T22:30:04.232000000</dc:date>
    <meta:editing-duration>PT1H1M23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8" meta:word-count="88" meta:character-count="632" meta:non-whitespace-character-count="551"/>
  </office:meta>
</office:document-meta>
</file>